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milla_primigenia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semill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publicScore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436481" calcext:value-type="float">
            <text:p>436481</text:p>
          </table:table-cell>
          <table:table-cell office:value-type="float" office:value="12000" calcext:value-type="float">
            <text:p>12000</text:p>
          </table:table-cell>
          <table:table-cell office:value-type="float" office:value="97.997" calcext:value-type="float">
            <text:p>97.99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436481" calcext:value-type="float">
            <text:p>436481</text:p>
          </table:table-cell>
          <table:table-cell office:value-type="float" office:value="11500" calcext:value-type="float">
            <text:p>11500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436481" calcext:value-type="float">
            <text:p>436481</text:p>
          </table:table-cell>
          <table:table-cell office:value-type="float" office:value="11000" calcext:value-type="float">
            <text:p>11000</text:p>
          </table:table-cell>
          <table:table-cell office:value-type="float" office:value="98.534" calcext:value-type="float">
            <text:p>98.53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436481" calcext:value-type="float">
            <text:p>436481</text:p>
          </table:table-cell>
          <table:table-cell office:value-type="float" office:value="10500" calcext:value-type="float">
            <text:p>10500</text:p>
          </table:table-cell>
          <table:table-cell office:value-type="float" office:value="94.567" calcext:value-type="float">
            <text:p>94.56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436481" calcext:value-type="float">
            <text:p>436481</text:p>
          </table:table-cell>
          <table:table-cell office:value-type="float" office:value="10000" calcext:value-type="float">
            <text:p>10000</text:p>
          </table:table-cell>
          <table:table-cell office:value-type="float" office:value="93.891" calcext:value-type="float">
            <text:p>93.891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314213" calcext:value-type="float">
            <text:p>314213</text:p>
          </table:table-cell>
          <table:table-cell office:value-type="float" office:value="9500" calcext:value-type="float">
            <text:p>9500</text:p>
          </table:table-cell>
          <table:table-cell office:value-type="float" office:value="93.261" calcext:value-type="float">
            <text:p>93.261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314213" calcext:value-type="float">
            <text:p>314213</text:p>
          </table:table-cell>
          <table:table-cell office:value-type="float" office:value="9000" calcext:value-type="float">
            <text:p>9000</text:p>
          </table:table-cell>
          <table:table-cell office:value-type="float" office:value="91.231" calcext:value-type="float">
            <text:p>91.231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314213" calcext:value-type="float">
            <text:p>314213</text:p>
          </table:table-cell>
          <table:table-cell office:value-type="float" office:value="8500" calcext:value-type="float">
            <text:p>8500</text:p>
          </table:table-cell>
          <table:table-cell office:value-type="float" office:value="88.617" calcext:value-type="float">
            <text:p>88.61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314213" calcext:value-type="float">
            <text:p>314213</text:p>
          </table:table-cell>
          <table:table-cell office:value-type="float" office:value="8000" calcext:value-type="float">
            <text:p>8000</text:p>
          </table:table-cell>
          <table:table-cell office:value-type="float" office:value="89.551" calcext:value-type="float">
            <text:p>89.551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314213" calcext:value-type="float">
            <text:p>314213</text:p>
          </table:table-cell>
          <table:table-cell office:value-type="float" office:value="13000" calcext:value-type="float">
            <text:p>13000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314213" calcext:value-type="float">
            <text:p>314213</text:p>
          </table:table-cell>
          <table:table-cell office:value-type="float" office:value="12500" calcext:value-type="float">
            <text:p>12500</text:p>
          </table:table-cell>
          <table:table-cell office:value-type="float" office:value="101.777" calcext:value-type="float">
            <text:p>101.77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314213" calcext:value-type="float">
            <text:p>314213</text:p>
          </table:table-cell>
          <table:table-cell office:value-type="float" office:value="12000" calcext:value-type="float">
            <text:p>12000</text:p>
          </table:table-cell>
          <table:table-cell office:value-type="float" office:value="99.28" calcext:value-type="float">
            <text:p>99.28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314213" calcext:value-type="float">
            <text:p>314213</text:p>
          </table:table-cell>
          <table:table-cell office:value-type="float" office:value="11500" calcext:value-type="float">
            <text:p>11500</text:p>
          </table:table-cell>
          <table:table-cell office:value-type="float" office:value="100.844" calcext:value-type="float">
            <text:p>100.84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314213" calcext:value-type="float">
            <text:p>314213</text:p>
          </table:table-cell>
          <table:table-cell office:value-type="float" office:value="11000" calcext:value-type="float">
            <text:p>11000</text:p>
          </table:table-cell>
          <table:table-cell office:value-type="float" office:value="101.777" calcext:value-type="float">
            <text:p>101.77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314213" calcext:value-type="float">
            <text:p>314213</text:p>
          </table:table-cell>
          <table:table-cell office:value-type="float" office:value="10500" calcext:value-type="float">
            <text:p>10500</text:p>
          </table:table-cell>
          <table:table-cell office:value-type="float" office:value="99.63" calcext:value-type="float">
            <text:p>99.63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2" calcext:value-type="float">
            <text:p>2</text:p>
          </table:table-cell>
          <table:table-cell office:value-type="float" office:value="314213" calcext:value-type="float">
            <text:p>314213</text:p>
          </table:table-cell>
          <table:table-cell office:value-type="float" office:value="10000" calcext:value-type="float">
            <text:p>10000</text:p>
          </table:table-cell>
          <table:table-cell office:value-type="float" office:value="95.011" calcext:value-type="float">
            <text:p>95.011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596147" calcext:value-type="float">
            <text:p>596147</text:p>
          </table:table-cell>
          <table:table-cell office:value-type="float" office:value="9500" calcext:value-type="float">
            <text:p>9500</text:p>
          </table:table-cell>
          <table:table-cell office:value-type="float" office:value="101.45" calcext:value-type="float">
            <text:p>101.45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596147" calcext:value-type="float">
            <text:p>596147</text:p>
          </table:table-cell>
          <table:table-cell office:value-type="float" office:value="9000" calcext:value-type="float">
            <text:p>9000</text:p>
          </table:table-cell>
          <table:table-cell office:value-type="float" office:value="101.567" calcext:value-type="float">
            <text:p>101.56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596147" calcext:value-type="float">
            <text:p>596147</text:p>
          </table:table-cell>
          <table:table-cell office:value-type="float" office:value="8500" calcext:value-type="float">
            <text:p>8500</text:p>
          </table:table-cell>
          <table:table-cell office:value-type="float" office:value="102.36" calcext:value-type="float">
            <text:p>102.36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596147" calcext:value-type="float">
            <text:p>596147</text:p>
          </table:table-cell>
          <table:table-cell office:value-type="float" office:value="8000" calcext:value-type="float">
            <text:p>8000</text:p>
          </table:table-cell>
          <table:table-cell office:value-type="float" office:value="96.667" calcext:value-type="float">
            <text:p>96.66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596147" calcext:value-type="float">
            <text:p>596147</text:p>
          </table:table-cell>
          <table:table-cell office:value-type="float" office:value="13000" calcext:value-type="float">
            <text:p>13000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596147" calcext:value-type="float">
            <text:p>596147</text:p>
          </table:table-cell>
          <table:table-cell office:value-type="float" office:value="12500" calcext:value-type="float">
            <text:p>12500</text:p>
          </table:table-cell>
          <table:table-cell office:value-type="float" office:value="104.67" calcext:value-type="float">
            <text:p>104.6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596147" calcext:value-type="float">
            <text:p>596147</text:p>
          </table:table-cell>
          <table:table-cell office:value-type="float" office:value="12000" calcext:value-type="float">
            <text:p>12000</text:p>
          </table:table-cell>
          <table:table-cell office:value-type="float" office:value="107.004" calcext:value-type="float">
            <text:p>107.00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596147" calcext:value-type="float">
            <text:p>596147</text:p>
          </table:table-cell>
          <table:table-cell office:value-type="float" office:value="11500" calcext:value-type="float">
            <text:p>11500</text:p>
          </table:table-cell>
          <table:table-cell office:value-type="float" office:value="109.594" calcext:value-type="float">
            <text:p>109.59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596147" calcext:value-type="float">
            <text:p>596147</text:p>
          </table:table-cell>
          <table:table-cell office:value-type="float" office:value="11000" calcext:value-type="float">
            <text:p>11000</text:p>
          </table:table-cell>
          <table:table-cell office:value-type="float" office:value="105.51" calcext:value-type="float">
            <text:p>105.51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596147" calcext:value-type="float">
            <text:p>596147</text:p>
          </table:table-cell>
          <table:table-cell office:value-type="float" office:value="10500" calcext:value-type="float">
            <text:p>10500</text:p>
          </table:table-cell>
          <table:table-cell office:value-type="float" office:value="104.04" calcext:value-type="float">
            <text:p>104.0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596147" calcext:value-type="float">
            <text:p>596147</text:p>
          </table:table-cell>
          <table:table-cell office:value-type="float" office:value="10000" calcext:value-type="float">
            <text:p>10000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436481" calcext:value-type="float">
            <text:p>436481</text:p>
          </table:table-cell>
          <table:table-cell office:value-type="float" office:value="9500" calcext:value-type="float">
            <text:p>9500</text:p>
          </table:table-cell>
          <table:table-cell office:value-type="float" office:value="101.334" calcext:value-type="float">
            <text:p>101.33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436481" calcext:value-type="float">
            <text:p>436481</text:p>
          </table:table-cell>
          <table:table-cell office:value-type="float" office:value="9000" calcext:value-type="float">
            <text:p>9000</text:p>
          </table:table-cell>
          <table:table-cell office:value-type="float" office:value="99.514" calcext:value-type="float">
            <text:p>99.51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436481" calcext:value-type="float">
            <text:p>436481</text:p>
          </table:table-cell>
          <table:table-cell office:value-type="float" office:value="8500" calcext:value-type="float">
            <text:p>8500</text:p>
          </table:table-cell>
          <table:table-cell office:value-type="float" office:value="96.854" calcext:value-type="float">
            <text:p>96.85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436481" calcext:value-type="float">
            <text:p>436481</text:p>
          </table:table-cell>
          <table:table-cell office:value-type="float" office:value="8000" calcext:value-type="float">
            <text:p>8000</text:p>
          </table:table-cell>
          <table:table-cell office:value-type="float" office:value="95.967" calcext:value-type="float">
            <text:p>95.96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436481" calcext:value-type="float">
            <text:p>436481</text:p>
          </table:table-cell>
          <table:table-cell office:value-type="float" office:value="13000" calcext:value-type="float">
            <text:p>13000</text:p>
          </table:table-cell>
          <table:table-cell office:value-type="float" office:value="97.297" calcext:value-type="float">
            <text:p>97.29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436481" calcext:value-type="float">
            <text:p>436481</text:p>
          </table:table-cell>
          <table:table-cell office:value-type="float" office:value="12500" calcext:value-type="float">
            <text:p>12500</text:p>
          </table:table-cell>
          <table:table-cell office:value-type="float" office:value="98.09" calcext:value-type="float">
            <text:p>98.09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436481" calcext:value-type="float">
            <text:p>436481</text:p>
          </table:table-cell>
          <table:table-cell office:value-type="float" office:value="12000" calcext:value-type="float">
            <text:p>12000</text:p>
          </table:table-cell>
          <table:table-cell office:value-type="float" office:value="98.114" calcext:value-type="float">
            <text:p>98.11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436481" calcext:value-type="float">
            <text:p>436481</text:p>
          </table:table-cell>
          <table:table-cell office:value-type="float" office:value="11500" calcext:value-type="float">
            <text:p>11500</text:p>
          </table:table-cell>
          <table:table-cell office:value-type="float" office:value="96.97" calcext:value-type="float">
            <text:p>96.9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436481" calcext:value-type="float">
            <text:p>436481</text:p>
          </table:table-cell>
          <table:table-cell office:value-type="float" office:value="11000" calcext:value-type="float">
            <text:p>11000</text:p>
          </table:table-cell>
          <table:table-cell office:value-type="float" office:value="97.087" calcext:value-type="float">
            <text:p>97.08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436481" calcext:value-type="float">
            <text:p>436481</text:p>
          </table:table-cell>
          <table:table-cell office:value-type="float" office:value="10500" calcext:value-type="float">
            <text:p>10500</text:p>
          </table:table-cell>
          <table:table-cell office:value-type="float" office:value="100.844" calcext:value-type="float">
            <text:p>100.84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436481" calcext:value-type="float">
            <text:p>436481</text:p>
          </table:table-cell>
          <table:table-cell office:value-type="float" office:value="10000" calcext:value-type="float">
            <text:p>10000</text:p>
          </table:table-cell>
          <table:table-cell office:value-type="float" office:value="101.544" calcext:value-type="float">
            <text:p>101.54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314213" calcext:value-type="float">
            <text:p>314213</text:p>
          </table:table-cell>
          <table:table-cell office:value-type="float" office:value="9500" calcext:value-type="float">
            <text:p>9500</text:p>
          </table:table-cell>
          <table:table-cell office:value-type="float" office:value="98.674" calcext:value-type="float">
            <text:p>98.674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314213" calcext:value-type="float">
            <text:p>314213</text:p>
          </table:table-cell>
          <table:table-cell office:value-type="float" office:value="9000" calcext:value-type="float">
            <text:p>9000</text:p>
          </table:table-cell>
          <table:table-cell office:value-type="float" office:value="91.767" calcext:value-type="float">
            <text:p>91.76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314213" calcext:value-type="float">
            <text:p>314213</text:p>
          </table:table-cell>
          <table:table-cell office:value-type="float" office:value="8500" calcext:value-type="float">
            <text:p>8500</text:p>
          </table:table-cell>
          <table:table-cell office:value-type="float" office:value="91.861" calcext:value-type="float">
            <text:p>91.861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314213" calcext:value-type="float">
            <text:p>314213</text:p>
          </table:table-cell>
          <table:table-cell office:value-type="float" office:value="8000" calcext:value-type="float">
            <text:p>8000</text:p>
          </table:table-cell>
          <table:table-cell office:value-type="float" office:value="88.501" calcext:value-type="float">
            <text:p>88.501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314213" calcext:value-type="float">
            <text:p>314213</text:p>
          </table:table-cell>
          <table:table-cell office:value-type="float" office:value="13000" calcext:value-type="float">
            <text:p>13000</text:p>
          </table:table-cell>
          <table:table-cell office:value-type="float" office:value="102.547" calcext:value-type="float">
            <text:p>102.54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314213" calcext:value-type="float">
            <text:p>314213</text:p>
          </table:table-cell>
          <table:table-cell office:value-type="float" office:value="12500" calcext:value-type="float">
            <text:p>12500</text:p>
          </table:table-cell>
          <table:table-cell office:value-type="float" office:value="103.527" calcext:value-type="float">
            <text:p>103.52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314213" calcext:value-type="float">
            <text:p>314213</text:p>
          </table:table-cell>
          <table:table-cell office:value-type="float" office:value="12000" calcext:value-type="float">
            <text:p>12000</text:p>
          </table:table-cell>
          <table:table-cell office:value-type="float" office:value="100.377" calcext:value-type="float">
            <text:p>100.37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314213" calcext:value-type="float">
            <text:p>314213</text:p>
          </table:table-cell>
          <table:table-cell office:value-type="float" office:value="11500" calcext:value-type="float">
            <text:p>11500</text:p>
          </table:table-cell>
          <table:table-cell office:value-type="float" office:value="97.577" calcext:value-type="float">
            <text:p>97.57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314213" calcext:value-type="float">
            <text:p>314213</text:p>
          </table:table-cell>
          <table:table-cell office:value-type="float" office:value="11000" calcext:value-type="float">
            <text:p>11000</text:p>
          </table:table-cell>
          <table:table-cell office:value-type="float" office:value="97.46" calcext:value-type="float">
            <text:p>97.46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314213" calcext:value-type="float">
            <text:p>314213</text:p>
          </table:table-cell>
          <table:table-cell office:value-type="float" office:value="10500" calcext:value-type="float">
            <text:p>10500</text:p>
          </table:table-cell>
          <table:table-cell office:value-type="float" office:value="99.327" calcext:value-type="float">
            <text:p>99.327</text:p>
          </table:table-cell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" calcext:value-type="float">
            <text:p>1</text:p>
          </table:table-cell>
          <table:table-cell office:value-type="float" office:value="314213" calcext:value-type="float">
            <text:p>3142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43379" calcext:value-type="float">
            <text:p>343379</text:p>
          </table:table-cell>
          <table:table-cell office:value-type="float" office:value="12000" calcext:value-type="float">
            <text:p>12000</text:p>
          </table:table-cell>
          <table:table-cell office:value-type="float" office:value="106.91" calcext:value-type="float">
            <text:p>106.91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43379" calcext:value-type="float">
            <text:p>343379</text:p>
          </table:table-cell>
          <table:table-cell office:value-type="float" office:value="11500" calcext:value-type="float">
            <text:p>11500</text:p>
          </table:table-cell>
          <table:table-cell office:value-type="float" office:value="108.544" calcext:value-type="float">
            <text:p>108.54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43379" calcext:value-type="float">
            <text:p>343379</text:p>
          </table:table-cell>
          <table:table-cell office:value-type="float" office:value="11000" calcext:value-type="float">
            <text:p>11000</text:p>
          </table:table-cell>
          <table:table-cell office:value-type="float" office:value="105.254" calcext:value-type="float">
            <text:p>105.25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43379" calcext:value-type="float">
            <text:p>343379</text:p>
          </table:table-cell>
          <table:table-cell office:value-type="float" office:value="10500" calcext:value-type="float">
            <text:p>10500</text:p>
          </table:table-cell>
          <table:table-cell office:value-type="float" office:value="103.62" calcext:value-type="float">
            <text:p>103.62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43379" calcext:value-type="float">
            <text:p>343379</text:p>
          </table:table-cell>
          <table:table-cell office:value-type="float" office:value="10000" calcext:value-type="float">
            <text:p>10000</text:p>
          </table:table-cell>
          <table:table-cell office:value-type="float" office:value="104.157" calcext:value-type="float">
            <text:p>104.15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15067" calcext:value-type="float">
            <text:p>315067</text:p>
          </table:table-cell>
          <table:table-cell office:value-type="float" office:value="9500" calcext:value-type="float">
            <text:p>95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15067" calcext:value-type="float">
            <text:p>315067</text:p>
          </table:table-cell>
          <table:table-cell office:value-type="float" office:value="9000" calcext:value-type="float">
            <text:p>9000</text:p>
          </table:table-cell>
          <table:table-cell office:value-type="float" office:value="97.274" calcext:value-type="float">
            <text:p>97.27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15067" calcext:value-type="float">
            <text:p>315067</text:p>
          </table:table-cell>
          <table:table-cell office:value-type="float" office:value="8500" calcext:value-type="float">
            <text:p>8500</text:p>
          </table:table-cell>
          <table:table-cell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15067" calcext:value-type="float">
            <text:p>315067</text:p>
          </table:table-cell>
          <table:table-cell office:value-type="float" office:value="8000" calcext:value-type="float">
            <text:p>8000</text:p>
          </table:table-cell>
          <table:table-cell office:value-type="float" office:value="95.081" calcext:value-type="float">
            <text:p>95.081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15067" calcext:value-type="float">
            <text:p>315067</text:p>
          </table:table-cell>
          <table:table-cell office:value-type="float" office:value="13000" calcext:value-type="float">
            <text:p>13000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15067" calcext:value-type="float">
            <text:p>315067</text:p>
          </table:table-cell>
          <table:table-cell office:value-type="float" office:value="12500" calcext:value-type="float">
            <text:p>12500</text:p>
          </table:table-cell>
          <table:table-cell office:value-type="float" office:value="106.397" calcext:value-type="float">
            <text:p>106.39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15067" calcext:value-type="float">
            <text:p>315067</text:p>
          </table:table-cell>
          <table:table-cell office:value-type="float" office:value="12000" calcext:value-type="float">
            <text:p>12000</text:p>
          </table:table-cell>
          <table:table-cell office:value-type="float" office:value="106.024" calcext:value-type="float">
            <text:p>106.02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15067" calcext:value-type="float">
            <text:p>315067</text:p>
          </table:table-cell>
          <table:table-cell office:value-type="float" office:value="11500" calcext:value-type="float">
            <text:p>11500</text:p>
          </table:table-cell>
          <table:table-cell office:value-type="float" office:value="105.674" calcext:value-type="float">
            <text:p>105.67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15067" calcext:value-type="float">
            <text:p>315067</text:p>
          </table:table-cell>
          <table:table-cell office:value-type="float" office:value="11000" calcext:value-type="float">
            <text:p>11000</text:p>
          </table:table-cell>
          <table:table-cell office:value-type="float" office:value="105.207" calcext:value-type="float">
            <text:p>105.20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15067" calcext:value-type="float">
            <text:p>315067</text:p>
          </table:table-cell>
          <table:table-cell office:value-type="float" office:value="10500" calcext:value-type="float">
            <text:p>10500</text:p>
          </table:table-cell>
          <table:table-cell office:value-type="float" office:value="103.387" calcext:value-type="float">
            <text:p>103.38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2" calcext:value-type="float">
            <text:p>2</text:p>
          </table:table-cell>
          <table:table-cell office:value-type="float" office:value="315067" calcext:value-type="float">
            <text:p>315067</text:p>
          </table:table-cell>
          <table:table-cell office:value-type="float" office:value="10000" calcext:value-type="float">
            <text:p>10000</text:p>
          </table:table-cell>
          <table:table-cell office:value-type="float" office:value="100.237" calcext:value-type="float">
            <text:p>100.23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441839" calcext:value-type="float">
            <text:p>441839</text:p>
          </table:table-cell>
          <table:table-cell office:value-type="float" office:value="9500" calcext:value-type="float">
            <text:p>9500</text:p>
          </table:table-cell>
          <table:table-cell office:value-type="float" office:value="104.67" calcext:value-type="float">
            <text:p>104.6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441839" calcext:value-type="float">
            <text:p>441839</text:p>
          </table:table-cell>
          <table:table-cell office:value-type="float" office:value="9000" calcext:value-type="float">
            <text:p>9000</text:p>
          </table:table-cell>
          <table:table-cell office:value-type="float" office:value="102.174" calcext:value-type="float">
            <text:p>102.17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441839" calcext:value-type="float">
            <text:p>441839</text:p>
          </table:table-cell>
          <table:table-cell office:value-type="float" office:value="8500" calcext:value-type="float">
            <text:p>8500</text:p>
          </table:table-cell>
          <table:table-cell office:value-type="float" office:value="100.074" calcext:value-type="float">
            <text:p>100.07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441839" calcext:value-type="float">
            <text:p>441839</text:p>
          </table:table-cell>
          <table:table-cell office:value-type="float" office:value="8000" calcext:value-type="float">
            <text:p>8000</text:p>
          </table:table-cell>
          <table:table-cell office:value-type="float" office:value="95.804" calcext:value-type="float">
            <text:p>95.80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441839" calcext:value-type="float">
            <text:p>441839</text:p>
          </table:table-cell>
          <table:table-cell office:value-type="float" office:value="13000" calcext:value-type="float">
            <text:p>13000</text:p>
          </table:table-cell>
          <table:table-cell office:value-type="float" office:value="108.544" calcext:value-type="float">
            <text:p>108.54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441839" calcext:value-type="float">
            <text:p>441839</text:p>
          </table:table-cell>
          <table:table-cell office:value-type="float" office:value="12500" calcext:value-type="float">
            <text:p>12500</text:p>
          </table:table-cell>
          <table:table-cell office:value-type="float" office:value="108.194" calcext:value-type="float">
            <text:p>108.19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441839" calcext:value-type="float">
            <text:p>441839</text:p>
          </table:table-cell>
          <table:table-cell office:value-type="float" office:value="12000" calcext:value-type="float">
            <text:p>12000</text:p>
          </table:table-cell>
          <table:table-cell office:value-type="float" office:value="106.957" calcext:value-type="float">
            <text:p>106.95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441839" calcext:value-type="float">
            <text:p>441839</text:p>
          </table:table-cell>
          <table:table-cell office:value-type="float" office:value="11500" calcext:value-type="float">
            <text:p>11500</text:p>
          </table:table-cell>
          <table:table-cell office:value-type="float" office:value="104.95" calcext:value-type="float">
            <text:p>104.95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441839" calcext:value-type="float">
            <text:p>441839</text:p>
          </table:table-cell>
          <table:table-cell office:value-type="float" office:value="11000" calcext:value-type="float">
            <text:p>11000</text:p>
          </table:table-cell>
          <table:table-cell office:value-type="float" office:value="105.744" calcext:value-type="float">
            <text:p>105.74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441839" calcext:value-type="float">
            <text:p>441839</text:p>
          </table:table-cell>
          <table:table-cell office:value-type="float" office:value="10500" calcext:value-type="float">
            <text:p>10500</text:p>
          </table:table-cell>
          <table:table-cell office:value-type="float" office:value="104.997" calcext:value-type="float">
            <text:p>104.99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441839" calcext:value-type="float">
            <text:p>441839</text:p>
          </table:table-cell>
          <table:table-cell office:value-type="float" office:value="10000" calcext:value-type="float">
            <text:p>10000</text:p>
          </table:table-cell>
          <table:table-cell office:value-type="float" office:value="104.624" calcext:value-type="float">
            <text:p>104.62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43379" calcext:value-type="float">
            <text:p>343379</text:p>
          </table:table-cell>
          <table:table-cell office:value-type="float" office:value="9500" calcext:value-type="float">
            <text:p>9500</text:p>
          </table:table-cell>
          <table:table-cell office:value-type="float" office:value="98.744" calcext:value-type="float">
            <text:p>98.74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43379" calcext:value-type="float">
            <text:p>343379</text:p>
          </table:table-cell>
          <table:table-cell office:value-type="float" office:value="9000" calcext:value-type="float">
            <text:p>9000</text:p>
          </table:table-cell>
          <table:table-cell office:value-type="float" office:value="96.48" calcext:value-type="float">
            <text:p>96.48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43379" calcext:value-type="float">
            <text:p>343379</text:p>
          </table:table-cell>
          <table:table-cell office:value-type="float" office:value="8500" calcext:value-type="float">
            <text:p>8500</text:p>
          </table:table-cell>
          <table:table-cell office:value-type="float" office:value="94.731" calcext:value-type="float">
            <text:p>94.731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43379" calcext:value-type="float">
            <text:p>343379</text:p>
          </table:table-cell>
          <table:table-cell office:value-type="float" office:value="8000" calcext:value-type="float">
            <text:p>8000</text:p>
          </table:table-cell>
          <table:table-cell office:value-type="float" office:value="91.721" calcext:value-type="float">
            <text:p>91.721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43379" calcext:value-type="float">
            <text:p>343379</text:p>
          </table:table-cell>
          <table:table-cell office:value-type="float" office:value="13000" calcext:value-type="float">
            <text:p>13000</text:p>
          </table:table-cell>
          <table:table-cell office:value-type="float" office:value="103.667" calcext:value-type="float">
            <text:p>103.66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43379" calcext:value-type="float">
            <text:p>343379</text:p>
          </table:table-cell>
          <table:table-cell office:value-type="float" office:value="12500" calcext:value-type="float">
            <text:p>12500</text:p>
          </table:table-cell>
          <table:table-cell office:value-type="float" office:value="103.387" calcext:value-type="float">
            <text:p>103.38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43379" calcext:value-type="float">
            <text:p>343379</text:p>
          </table:table-cell>
          <table:table-cell office:value-type="float" office:value="12000" calcext:value-type="float">
            <text:p>12000</text:p>
          </table:table-cell>
          <table:table-cell office:value-type="float" office:value="103.434" calcext:value-type="float">
            <text:p>103.43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43379" calcext:value-type="float">
            <text:p>343379</text:p>
          </table:table-cell>
          <table:table-cell office:value-type="float" office:value="11500" calcext:value-type="float">
            <text:p>11500</text:p>
          </table:table-cell>
          <table:table-cell office:value-type="float" office:value="101.38" calcext:value-type="float">
            <text:p>101.38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43379" calcext:value-type="float">
            <text:p>343379</text:p>
          </table:table-cell>
          <table:table-cell office:value-type="float" office:value="11000" calcext:value-type="float">
            <text:p>11000</text:p>
          </table:table-cell>
          <table:table-cell office:value-type="float" office:value="98.44" calcext:value-type="float">
            <text:p>98.4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43379" calcext:value-type="float">
            <text:p>343379</text:p>
          </table:table-cell>
          <table:table-cell office:value-type="float" office:value="10500" calcext:value-type="float">
            <text:p>10500</text:p>
          </table:table-cell>
          <table:table-cell office:value-type="float" office:value="99.957" calcext:value-type="float">
            <text:p>99.95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43379" calcext:value-type="float">
            <text:p>3433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15067" calcext:value-type="float">
            <text:p>315067</text:p>
          </table:table-cell>
          <table:table-cell office:value-type="float" office:value="9500" calcext:value-type="float">
            <text:p>9500</text:p>
          </table:table-cell>
          <table:table-cell office:value-type="float" office:value="98.557" calcext:value-type="float">
            <text:p>98.55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15067" calcext:value-type="float">
            <text:p>315067</text:p>
          </table:table-cell>
          <table:table-cell office:value-type="float" office:value="9000" calcext:value-type="float">
            <text:p>9000</text:p>
          </table:table-cell>
          <table:table-cell office:value-type="float" office:value="97.437" calcext:value-type="float">
            <text:p>97.43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15067" calcext:value-type="float">
            <text:p>315067</text:p>
          </table:table-cell>
          <table:table-cell office:value-type="float" office:value="8500" calcext:value-type="float">
            <text:p>8500</text:p>
          </table:table-cell>
          <table:table-cell office:value-type="float" office:value="97.18" calcext:value-type="float">
            <text:p>97.18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15067" calcext:value-type="float">
            <text:p>315067</text:p>
          </table:table-cell>
          <table:table-cell office:value-type="float" office:value="8000" calcext:value-type="float">
            <text:p>8000</text:p>
          </table:table-cell>
          <table:table-cell office:value-type="float" office:value="96.131" calcext:value-type="float">
            <text:p>96.131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15067" calcext:value-type="float">
            <text:p>315067</text:p>
          </table:table-cell>
          <table:table-cell office:value-type="float" office:value="13000" calcext:value-type="float">
            <text:p>13000</text:p>
          </table:table-cell>
          <table:table-cell office:value-type="float" office:value="106.77" calcext:value-type="float">
            <text:p>106.7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15067" calcext:value-type="float">
            <text:p>315067</text:p>
          </table:table-cell>
          <table:table-cell office:value-type="float" office:value="12500" calcext:value-type="float">
            <text:p>12500</text:p>
          </table:table-cell>
          <table:table-cell office:value-type="float" office:value="107.05" calcext:value-type="float">
            <text:p>107.05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15067" calcext:value-type="float">
            <text:p>315067</text:p>
          </table:table-cell>
          <table:table-cell office:value-type="float" office:value="12000" calcext:value-type="float">
            <text:p>12000</text:p>
          </table:table-cell>
          <table:table-cell office:value-type="float" office:value="106.094" calcext:value-type="float">
            <text:p>106.09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15067" calcext:value-type="float">
            <text:p>315067</text:p>
          </table:table-cell>
          <table:table-cell office:value-type="float" office:value="11500" calcext:value-type="float">
            <text:p>11500</text:p>
          </table:table-cell>
          <table:table-cell office:value-type="float" office:value="104.997" calcext:value-type="float">
            <text:p>104.99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15067" calcext:value-type="float">
            <text:p>315067</text:p>
          </table:table-cell>
          <table:table-cell office:value-type="float" office:value="11000" calcext:value-type="float">
            <text:p>11000</text:p>
          </table:table-cell>
          <table:table-cell office:value-type="float" office:value="105.744" calcext:value-type="float">
            <text:p>105.744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15067" calcext:value-type="float">
            <text:p>315067</text:p>
          </table:table-cell>
          <table:table-cell office:value-type="float" office:value="10500" calcext:value-type="float">
            <text:p>10500</text:p>
          </table:table-cell>
          <table:table-cell office:value-type="float" office:value="100.867" calcext:value-type="float">
            <text:p>100.867</text:p>
          </table:table-cell>
        </table:table-row>
        <table:table-row table:style-name="ro1">
          <table:table-cell office:value-type="float" office:value="994391" calcext:value-type="float">
            <text:p>994391</text:p>
          </table:table-cell>
          <table:table-cell office:value-type="float" office:value="1" calcext:value-type="float">
            <text:p>1</text:p>
          </table:table-cell>
          <table:table-cell office:value-type="float" office:value="315067" calcext:value-type="float">
            <text:p>315067</text:p>
          </table:table-cell>
          <table:table-cell office:value-type="float" office:value="10000" calcext:value-type="float">
            <text:p>10000</text:p>
          </table:table-cell>
          <table:table-cell office:value-type="float" office:value="100.984" calcext:value-type="float">
            <text:p>100.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2T03:23:42.239183119</dc:date>
    <meta:editing-duration>PT20M24S</meta:editing-duration>
    <meta:editing-cycles>3</meta:editing-cycles>
    <meta:generator>LibreOffice/7.3.7.2$Linux_X86_64 LibreOffice_project/30$Build-2</meta:generator>
    <meta:document-statistic meta:table-count="1" meta:cell-count="495" meta:object-count="0"/>
  </office:meta>
</office:document-meta>
</file>